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9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22"/>
    <style:style style:name="ce2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Particle</text:p>
          </table:table-cell>
          <table:table-cell table:style-name="Default" office:value-type="string">
            <text:p>Rest mass (GeV)</text:p>
          </table:table-cell>
          <table:table-cell table:style-name="Default" office:value-type="string">
            <text:p>Lifetime (ns)</text:p>
          </table:table-cell>
          <table:table-cell table:style-name="Default" office:value-type="string">
            <text:p>In distance (m)</text:p>
          </table:table-cell>
          <table:table-cell table:style-name="Default" office:value-type="string">
            <text:p>Distance</text:p>
          </table:table-cell>
          <table:table-cell table:style-name="Default" office:value-type="string">
            <text:p>Minimum Beta to reach</text:p>
          </table:table-cell>
          <table:table-cell table:style-name="Default" office:value-type="string">
            <text:p>Maximum delay (ns)</text:p>
          </table:table-cell>
          <table:table-cell table:style-name="Default" office:value-type="string">
            <text:p>Gamma</text:p>
          </table:table-cell>
          <table:table-cell table:style-name="Default" office:value-type="string">
            <text:p>Minimum energy to reach</text:p>
          </table:table-cell>
        </table:table-row>
        <table:table-row table:style-name="ro1">
          <table:table-cell office:value-type="string">
            <text:p>Pi+</text:p>
          </table:table-cell>
          <table:table-cell office:value-type="float" office:value="0.13957">
            <text:p>0.1395700</text:p>
          </table:table-cell>
          <table:table-cell office:value-type="float" office:value="26.033">
            <text:p>26.0330000</text:p>
          </table:table-cell>
          <table:table-cell table:formula="of:=[.C2]*0.3" office:value-type="float" office:value="7.8099">
            <text:p>7.8099000</text:p>
          </table:table-cell>
          <table:table-cell office:value-type="float" office:value="1.4">
            <text:p>1.4000000</text:p>
          </table:table-cell>
          <table:table-cell table:formula="of:=SQRT([.E2]*[.E2]/([.E2]*[.E2]+[.D2]*[.D2]))" office:value-type="float" office:value="0.176447096005715">
            <text:p>0.1764471</text:p>
          </table:table-cell>
          <table:table-cell table:formula="of:=[.E2]/([.F2]*300000000)*1000000000" office:value-type="float" office:value="26.4479652672522">
            <text:p>26.4479653</text:p>
          </table:table-cell>
          <table:table-cell table:formula="of:=1/SQRT(1-[.F2]*[.F2])" office:value-type="float" office:value="1.01593997108486">
            <text:p>1.0159400</text:p>
          </table:table-cell>
          <table:table-cell table:formula="of:=[.H2]*[.B2]" office:value-type="float" office:value="0.141794741764314">
            <text:p>0.1417947</text:p>
          </table:table-cell>
        </table:table-row>
        <table:table-row table:style-name="ro1">
          <table:table-cell office:value-type="string">
            <text:p>K+</text:p>
          </table:table-cell>
          <table:table-cell office:value-type="float" office:value="0.493677">
            <text:p>0.4936770</text:p>
          </table:table-cell>
          <table:table-cell office:value-type="float" office:value="12.38">
            <text:p>12.3800000</text:p>
          </table:table-cell>
          <table:table-cell table:formula="of:=[.C3]*0.3" office:value-type="float" office:value="3.714">
            <text:p>3.7140000</text:p>
          </table:table-cell>
          <table:table-cell office:value-type="float" office:value="1.4">
            <text:p>1.4000000</text:p>
          </table:table-cell>
          <table:table-cell table:formula="of:=SQRT([.E3]*[.E3]/([.E3]*[.E3]+[.D3]*[.D3]))" office:value-type="float" office:value="0.352724337954007">
            <text:p>0.3527243</text:p>
          </table:table-cell>
          <table:table-cell table:formula="of:=[.E3]/([.F3]*300000000)*1000000000" office:value-type="float" office:value="13.2303506294345">
            <text:p>13.2303506</text:p>
          </table:table-cell>
          <table:table-cell table:formula="of:=1/SQRT(1-[.F3]*[.F3])" office:value-type="float" office:value="1.06868744987355">
            <text:p>1.0686874</text:p>
          </table:table-cell>
          <table:table-cell table:formula="of:=[.H3]*[.B3]" office:value-type="float" office:value="0.527586414191222">
            <text:p>0.5275864</text:p>
          </table:table-cell>
        </table:table-row>
        <table:table-row table:style-name="ro1">
          <table:table-cell office:value-type="string">
            <text:p>K0L</text:p>
          </table:table-cell>
          <table:table-cell office:value-type="float" office:value="0.497614">
            <text:p>0.4976140</text:p>
          </table:table-cell>
          <table:table-cell office:value-type="float" office:value="51.16">
            <text:p>51.1600000</text:p>
          </table:table-cell>
          <table:table-cell table:formula="of:=[.C4]*0.3" office:value-type="float" office:value="15.348">
            <text:p>15.3480000</text:p>
          </table:table-cell>
          <table:table-cell office:value-type="float" office:value="1.4">
            <text:p>1.4000000</text:p>
          </table:table-cell>
          <table:table-cell table:formula="of:=SQRT([.E4]*[.E4]/([.E4]*[.E4]+[.D4]*[.D4]))" office:value-type="float" office:value="0.090839959951271">
            <text:p>0.0908400</text:p>
          </table:table-cell>
          <table:table-cell table:formula="of:=[.E4]/([.F4]*300000000)*1000000000" office:value-type="float" office:value="51.3723989879563">
            <text:p>51.3723990</text:p>
          </table:table-cell>
          <table:table-cell table:formula="of:=1/SQRT(1-[.F4]*[.F4])" office:value-type="float" office:value="1.00415166121885">
            <text:p>1.0041517</text:p>
          </table:table-cell>
          <table:table-cell table:formula="of:=[.H4]*[.B4]" office:value-type="float" office:value="0.499679924745757">
            <text:p>0.4996799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float" office:value="0.938272">
            <text:p>0.9382720</text:p>
          </table:table-cell>
          <table:table-cell office:value-type="float" office:value="10000000000">
            <text:p>10000000000.0000000</text:p>
          </table:table-cell>
          <table:table-cell table:formula="of:=[.C5]*0.3" office:value-type="float" office:value="3000000000">
            <text:p>3000000000.0000000</text:p>
          </table:table-cell>
          <table:table-cell office:value-type="float" office:value="1.4">
            <text:p>1.4000000</text:p>
          </table:table-cell>
          <table:table-cell table:formula="of:=SQRT([.E5]*[.E5]/([.E5]*[.E5]+[.D5]*[.D5]))" office:value-type="float" office:value="0.000000000466666666666667">
            <text:p>0.0000000</text:p>
          </table:table-cell>
          <table:table-cell table:formula="of:=[.E5]/([.F5]*300000000)*1000000000" office:value-type="float" office:value="10000000000">
            <text:p>10000000000.0000000</text:p>
          </table:table-cell>
          <table:table-cell table:formula="of:=1/SQRT(1-[.F5]*[.F5])" office:value-type="float" office:value="1">
            <text:p>1.0000000</text:p>
          </table:table-cell>
          <table:table-cell table:formula="of:=[.H5]*[.B5]" office:value-type="float" office:value="0.938272">
            <text:p>0.9382720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0.939565">
            <text:p>0.9395650</text:p>
          </table:table-cell>
          <table:table-cell office:value-type="float" office:value="10000000000">
            <text:p>10000000000.0000000</text:p>
          </table:table-cell>
          <table:table-cell table:formula="of:=[.C6]*0.3" office:value-type="float" office:value="3000000000">
            <text:p>3000000000.0000000</text:p>
          </table:table-cell>
          <table:table-cell office:value-type="float" office:value="1.4">
            <text:p>1.4000000</text:p>
          </table:table-cell>
          <table:table-cell table:formula="of:=SQRT([.E6]*[.E6]/([.E6]*[.E6]+[.D6]*[.D6]))" office:value-type="float" office:value="0.000000000466666666666667">
            <text:p>0.0000000</text:p>
          </table:table-cell>
          <table:table-cell table:formula="of:=[.E6]/([.F6]*300000000)*1000000000" office:value-type="float" office:value="10000000000">
            <text:p>10000000000.0000000</text:p>
          </table:table-cell>
          <table:table-cell table:formula="of:=1/SQRT(1-[.F6]*[.F6])" office:value-type="float" office:value="1">
            <text:p>1.0000000</text:p>
          </table:table-cell>
          <table:table-cell table:formula="of:=[.H6]*[.B6]" office:value-type="float" office:value="0.939565">
            <text:p>0.9395650</text:p>
          </table:table-cell>
        </table:table-row>
        <table:table-row table:style-name="ro1">
          <table:table-cell office:value-type="string">
            <text:p>Omega-</text:p>
          </table:table-cell>
          <table:table-cell office:value-type="float" office:value="1.67245">
            <text:p>1.6724500</text:p>
          </table:table-cell>
          <table:table-cell office:value-type="float" office:value="0.0821">
            <text:p>0.0821000</text:p>
          </table:table-cell>
          <table:table-cell table:formula="of:=[.C7]*0.3" office:value-type="float" office:value="0.02463">
            <text:p>0.0246300</text:p>
          </table:table-cell>
          <table:table-cell office:value-type="float" office:value="1.4">
            <text:p>1.4000000</text:p>
          </table:table-cell>
          <table:table-cell table:formula="of:=SQRT([.E7]*[.E7]/([.E7]*[.E7]+[.D7]*[.D7]))" office:value-type="float" office:value="0.999845281602858">
            <text:p>0.9998453</text:p>
          </table:table-cell>
          <table:table-cell table:formula="of:=[.E7]/([.F7]*300000000)*1000000000" office:value-type="float" office:value="4.66738879758027">
            <text:p>4.6673888</text:p>
          </table:table-cell>
          <table:table-cell table:formula="of:=1/SQRT(1-[.F7]*[.F7])" office:value-type="float" office:value="56.8500462555459">
            <text:p>56.8500463</text:p>
          </table:table-cell>
          <table:table-cell table:formula="of:=[.H7]*[.B7]" office:value-type="float" office:value="95.0788598600877">
            <text:p>95.0788599</text:p>
          </table:table-cell>
        </table:table-row>
        <table:table-row table:style-name="ro1">
          <table:table-cell office:value-type="string">
            <text:p>Xi0</text:p>
          </table:table-cell>
          <table:table-cell office:value-type="float" office:value="1.31486">
            <text:p>1.3148600</text:p>
          </table:table-cell>
          <table:table-cell office:value-type="float" office:value="0.29">
            <text:p>0.2900000</text:p>
          </table:table-cell>
          <table:table-cell table:formula="of:=[.C8]*0.3" office:value-type="float" office:value="0.087">
            <text:p>0.0870000</text:p>
          </table:table-cell>
          <table:table-cell office:value-type="float" office:value="1.4">
            <text:p>1.4000000</text:p>
          </table:table-cell>
          <table:table-cell table:formula="of:=SQRT([.E8]*[.E8]/([.E8]*[.E8]+[.D8]*[.D8]))" office:value-type="float" office:value="0.998074707089845">
            <text:p>0.9980747</text:p>
          </table:table-cell>
          <table:table-cell table:formula="of:=[.E8]/([.F8]*300000000)*1000000000" office:value-type="float" office:value="4.67566869846205">
            <text:p>4.6756687</text:p>
          </table:table-cell>
          <table:table-cell table:formula="of:=1/SQRT(1-[.F8]*[.F8])" office:value-type="float" office:value="16.1229955119381">
            <text:p>16.1229955</text:p>
          </table:table-cell>
          <table:table-cell table:formula="of:=[.H8]*[.B8]" office:value-type="float" office:value="21.199481878827">
            <text:p>21.1994819</text:p>
          </table:table-cell>
        </table:table-row>
        <table:table-row table:style-name="ro1">
          <table:table-cell office:value-type="string">
            <text:p>Xi-</text:p>
          </table:table-cell>
          <table:table-cell office:value-type="float" office:value="1.32171">
            <text:p>1.3217100</text:p>
          </table:table-cell>
          <table:table-cell office:value-type="float" office:value="0.1639">
            <text:p>0.1639000</text:p>
          </table:table-cell>
          <table:table-cell table:formula="of:=[.C9]*0.3" office:value-type="float" office:value="0.04917">
            <text:p>0.0491700</text:p>
          </table:table-cell>
          <table:table-cell office:value-type="float" office:value="1.4">
            <text:p>1.4000000</text:p>
          </table:table-cell>
          <table:table-cell table:formula="of:=SQRT([.E9]*[.E9]/([.E9]*[.E9]+[.D9]*[.D9]))" office:value-type="float" office:value="0.999383812626148">
            <text:p>0.9993838</text:p>
          </table:table-cell>
          <table:table-cell table:formula="of:=[.E9]/([.F9]*300000000)*1000000000" office:value-type="float" office:value="4.66954398070923">
            <text:p>4.6695440</text:p>
          </table:table-cell>
          <table:table-cell table:formula="of:=1/SQRT(1-[.F9]*[.F9])" office:value-type="float" office:value="28.490201224583">
            <text:p>28.4902012</text:p>
          </table:table-cell>
          <table:table-cell table:formula="of:=[.H9]*[.B9]" office:value-type="float" office:value="37.6557838605436">
            <text:p>37.655783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Particle</text:p>
          </table:table-cell>
          <table:table-cell table:style-name="Default" office:value-type="string">
            <text:p>Rest mass (GeV)</text:p>
          </table:table-cell>
          <table:table-cell table:style-name="Default" office:value-type="string">
            <text:p>Lifetime (ns)</text:p>
          </table:table-cell>
          <table:table-cell table:style-name="Default" office:value-type="string">
            <text:p>In distance (m)</text:p>
          </table:table-cell>
          <table:table-cell office:value-type="string">
            <text:p>Delay (ns)</text:p>
          </table:table-cell>
          <table:table-cell office:value-type="string">
            <text:p>Possible?</text:p>
          </table:table-cell>
          <table:table-cell office:value-type="string">
            <text:p>Beta</text:p>
          </table:table-cell>
          <table:table-cell office:value-type="string">
            <text:p>Gamma</text:p>
          </table:table-cell>
          <table:table-cell office:value-type="string">
            <text:p>Energy</text:p>
          </table:table-cell>
        </table:table-row>
        <table:table-row table:style-name="ro1">
          <table:table-cell office:value-type="string">
            <text:p>Pi+</text:p>
          </table:table-cell>
          <table:table-cell table:formula="of:=[.B2]" office:value-type="float" office:value="0.13957">
            <text:p>0.1395700</text:p>
          </table:table-cell>
          <table:table-cell table:formula="of:=[.C2]" office:value-type="float" office:value="26.033">
            <text:p>26.0330000</text:p>
          </table:table-cell>
          <table:table-cell table:formula="of:=[.D2]" office:value-type="float" office:value="7.8099">
            <text:p>7.8099000</text:p>
          </table:table-cell>
          <table:table-cell office:value-type="float" office:value="12.5">
            <text:p>12.5000000</text:p>
          </table:table-cell>
          <table:table-cell table:formula="of:=IF([.E13]&lt;[.G2];1;0)" office:value-type="float" office:value="1">
            <text:p>1.0000000</text:p>
          </table:table-cell>
          <table:table-cell table:formula="of:=[.E2]/[.E13]/0.3*[.F13]" office:value-type="float" office:value="0.373333333333333">
            <text:p>0.3733333</text:p>
          </table:table-cell>
          <table:table-cell table:formula="of:=1/SQRT(1-[.G13]*[.G13])" office:value-type="float" office:value="1.07793785086546">
            <text:p>1.0779379</text:p>
          </table:table-cell>
          <table:table-cell table:formula="of:=[.H13]*[.B13]*[.F13]" office:value-type="float" office:value="0.150447785845292">
            <text:p>0.1504478</text:p>
          </table:table-cell>
        </table:table-row>
        <table:table-row table:style-name="ro1">
          <table:table-cell office:value-type="string">
            <text:p>K+</text:p>
          </table:table-cell>
          <table:table-cell table:formula="of:=[.B3]" office:value-type="float" office:value="0.493677">
            <text:p>0.4936770</text:p>
          </table:table-cell>
          <table:table-cell table:formula="of:=[.C3]" office:value-type="float" office:value="12.38">
            <text:p>12.3800000</text:p>
          </table:table-cell>
          <table:table-cell table:formula="of:=[.D3]" office:value-type="float" office:value="3.714">
            <text:p>3.7140000</text:p>
          </table:table-cell>
          <table:table-cell office:value-type="float" office:value="12.5">
            <text:p>12.5000000</text:p>
          </table:table-cell>
          <table:table-cell table:formula="of:=IF([.E14]&lt;[.G3];1;0)" office:value-type="float" office:value="1">
            <text:p>1.0000000</text:p>
          </table:table-cell>
          <table:table-cell table:formula="of:=[.E3]/[.E14]/0.3*[.F14]" office:value-type="float" office:value="0.373333333333333">
            <text:p>0.3733333</text:p>
          </table:table-cell>
          <table:table-cell table:formula="of:=1/SQRT(1-[.G14]*[.G14])" office:value-type="float" office:value="1.07793785086546">
            <text:p>1.0779379</text:p>
          </table:table-cell>
          <table:table-cell table:formula="of:=[.H14]*[.B14]*[.F14]" office:value-type="float" office:value="0.532153124401707">
            <text:p>0.5321531</text:p>
          </table:table-cell>
        </table:table-row>
        <table:table-row table:style-name="ro1">
          <table:table-cell office:value-type="string">
            <text:p>K0L</text:p>
          </table:table-cell>
          <table:table-cell table:formula="of:=[.B4]" office:value-type="float" office:value="0.497614">
            <text:p>0.4976140</text:p>
          </table:table-cell>
          <table:table-cell table:formula="of:=[.C4]" office:value-type="float" office:value="51.16">
            <text:p>51.1600000</text:p>
          </table:table-cell>
          <table:table-cell table:formula="of:=[.D4]" office:value-type="float" office:value="15.348">
            <text:p>15.3480000</text:p>
          </table:table-cell>
          <table:table-cell office:value-type="float" office:value="12.5">
            <text:p>12.5000000</text:p>
          </table:table-cell>
          <table:table-cell table:formula="of:=IF([.E15]&lt;[.G4];1;0)" office:value-type="float" office:value="1">
            <text:p>1.0000000</text:p>
          </table:table-cell>
          <table:table-cell table:formula="of:=[.E4]/[.E15]/0.3*[.F15]" office:value-type="float" office:value="0.373333333333333">
            <text:p>0.3733333</text:p>
          </table:table-cell>
          <table:table-cell table:formula="of:=1/SQRT(1-[.G15]*[.G15])" office:value-type="float" office:value="1.07793785086546">
            <text:p>1.0779379</text:p>
          </table:table-cell>
          <table:table-cell table:formula="of:=[.H15]*[.B15]*[.F15]" office:value-type="float" office:value="0.536396965720564">
            <text:p>0.5363970</text:p>
          </table:table-cell>
        </table:table-row>
        <table:table-row table:style-name="ro1">
          <table:table-cell office:value-type="string">
            <text:p>p</text:p>
          </table:table-cell>
          <table:table-cell table:formula="of:=[.B5]" office:value-type="float" office:value="0.938272">
            <text:p>0.9382720</text:p>
          </table:table-cell>
          <table:table-cell table:formula="of:=[.C5]" office:value-type="float" office:value="10000000000">
            <text:p>10000000000.0000000</text:p>
          </table:table-cell>
          <table:table-cell table:formula="of:=[.D5]" office:value-type="float" office:value="3000000000">
            <text:p>3000000000.0000000</text:p>
          </table:table-cell>
          <table:table-cell office:value-type="float" office:value="12.5">
            <text:p>12.5000000</text:p>
          </table:table-cell>
          <table:table-cell table:formula="of:=IF([.E16]&lt;[.G5];1;0)" office:value-type="float" office:value="1">
            <text:p>1.0000000</text:p>
          </table:table-cell>
          <table:table-cell table:formula="of:=[.E5]/[.E16]/0.3*[.F16]" office:value-type="float" office:value="0.373333333333333">
            <text:p>0.3733333</text:p>
          </table:table-cell>
          <table:table-cell table:formula="of:=1/SQRT(1-[.G16]*[.G16])" office:value-type="float" office:value="1.07793785086546">
            <text:p>1.0779379</text:p>
          </table:table-cell>
          <table:table-cell table:formula="of:=[.H16]*[.B16]*[.F16]" office:value-type="float" office:value="1.01139890320724">
            <text:p>1.0113989</text:p>
          </table:table-cell>
        </table:table-row>
        <table:table-row table:style-name="ro1">
          <table:table-cell office:value-type="string">
            <text:p>n</text:p>
          </table:table-cell>
          <table:table-cell table:formula="of:=[.B6]" office:value-type="float" office:value="0.939565">
            <text:p>0.9395650</text:p>
          </table:table-cell>
          <table:table-cell table:formula="of:=[.C6]" office:value-type="float" office:value="10000000000">
            <text:p>10000000000.0000000</text:p>
          </table:table-cell>
          <table:table-cell table:formula="of:=[.D6]" office:value-type="float" office:value="3000000000">
            <text:p>3000000000.0000000</text:p>
          </table:table-cell>
          <table:table-cell office:value-type="float" office:value="12.5">
            <text:p>12.5000000</text:p>
          </table:table-cell>
          <table:table-cell table:formula="of:=IF([.E17]&lt;[.G6];1;0)" office:value-type="float" office:value="1">
            <text:p>1.0000000</text:p>
          </table:table-cell>
          <table:table-cell table:formula="of:=[.E6]/[.E17]/0.3*[.F17]" office:value-type="float" office:value="0.373333333333333">
            <text:p>0.3733333</text:p>
          </table:table-cell>
          <table:table-cell table:formula="of:=1/SQRT(1-[.G17]*[.G17])" office:value-type="float" office:value="1.07793785086546">
            <text:p>1.0779379</text:p>
          </table:table-cell>
          <table:table-cell table:formula="of:=[.H17]*[.B17]*[.F17]" office:value-type="float" office:value="1.0127926768484">
            <text:p>1.0127927</text:p>
          </table:table-cell>
        </table:table-row>
        <table:table-row table:style-name="ro1">
          <table:table-cell office:value-type="string">
            <text:p>Omega-</text:p>
          </table:table-cell>
          <table:table-cell table:formula="of:=[.B7]" office:value-type="float" office:value="1.67245">
            <text:p>1.6724500</text:p>
          </table:table-cell>
          <table:table-cell table:formula="of:=[.C7]" office:value-type="float" office:value="0.0821">
            <text:p>0.0821000</text:p>
          </table:table-cell>
          <table:table-cell table:formula="of:=[.D7]" office:value-type="float" office:value="0.02463">
            <text:p>0.0246300</text:p>
          </table:table-cell>
          <table:table-cell office:value-type="float" office:value="12.5">
            <text:p>12.5000000</text:p>
          </table:table-cell>
          <table:table-cell table:formula="of:=IF([.E18]&lt;[.G7];1;0)" office:value-type="float" office:value="0">
            <text:p>0.0000000</text:p>
          </table:table-cell>
          <table:table-cell table:formula="of:=[.E7]/[.E18]/0.3*[.F18]" office:value-type="float" office:value="0">
            <text:p>0.0000000</text:p>
          </table:table-cell>
          <table:table-cell table:formula="of:=1/SQRT(1-[.G18]*[.G18])" office:value-type="float" office:value="1">
            <text:p>1.0000000</text:p>
          </table:table-cell>
          <table:table-cell table:formula="of:=[.H18]*[.B18]*[.F18]" office:value-type="float" office:value="0">
            <text:p>0.0000000</text:p>
          </table:table-cell>
        </table:table-row>
        <table:table-row table:style-name="ro1">
          <table:table-cell office:value-type="string">
            <text:p>Xi0</text:p>
          </table:table-cell>
          <table:table-cell table:formula="of:=[.B8]" office:value-type="float" office:value="1.31486">
            <text:p>1.3148600</text:p>
          </table:table-cell>
          <table:table-cell table:formula="of:=[.C8]" office:value-type="float" office:value="0.29">
            <text:p>0.2900000</text:p>
          </table:table-cell>
          <table:table-cell table:formula="of:=[.D8]" office:value-type="float" office:value="0.087">
            <text:p>0.0870000</text:p>
          </table:table-cell>
          <table:table-cell office:value-type="float" office:value="12.5">
            <text:p>12.5000000</text:p>
          </table:table-cell>
          <table:table-cell table:formula="of:=IF([.E19]&lt;[.G8];1;0)" office:value-type="float" office:value="0">
            <text:p>0.0000000</text:p>
          </table:table-cell>
          <table:table-cell table:formula="of:=[.E8]/[.E19]/0.3*[.F19]" office:value-type="float" office:value="0">
            <text:p>0.0000000</text:p>
          </table:table-cell>
          <table:table-cell table:formula="of:=1/SQRT(1-[.G19]*[.G19])" office:value-type="float" office:value="1">
            <text:p>1.0000000</text:p>
          </table:table-cell>
          <table:table-cell table:formula="of:=[.H19]*[.B19]*[.F19]" office:value-type="float" office:value="0">
            <text:p>0.0000000</text:p>
          </table:table-cell>
        </table:table-row>
        <table:table-row table:style-name="ro1">
          <table:table-cell office:value-type="string">
            <text:p>Xi-</text:p>
          </table:table-cell>
          <table:table-cell table:formula="of:=[.B9]" office:value-type="float" office:value="1.32171">
            <text:p>1.3217100</text:p>
          </table:table-cell>
          <table:table-cell table:formula="of:=[.C9]" office:value-type="float" office:value="0.1639">
            <text:p>0.1639000</text:p>
          </table:table-cell>
          <table:table-cell table:formula="of:=[.D9]" office:value-type="float" office:value="0.04917">
            <text:p>0.0491700</text:p>
          </table:table-cell>
          <table:table-cell office:value-type="float" office:value="12.5">
            <text:p>12.5000000</text:p>
          </table:table-cell>
          <table:table-cell table:formula="of:=IF([.E20]&lt;[.G9];1;0)" office:value-type="float" office:value="0">
            <text:p>0.0000000</text:p>
          </table:table-cell>
          <table:table-cell table:formula="of:=[.E9]/[.E20]/0.3*[.F20]" office:value-type="float" office:value="0">
            <text:p>0.0000000</text:p>
          </table:table-cell>
          <table:table-cell table:formula="of:=1/SQRT(1-[.G20]*[.G20])" office:value-type="float" office:value="1">
            <text:p>1.0000000</text:p>
          </table:table-cell>
          <table:table-cell table:formula="of:=[.H20]*[.B20]*[.F20]" office:value-type="float" office:value="0">
            <text:p>0.0000000</text:p>
          </table:table-cell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Particle</text:p>
          </table:table-cell>
          <table:table-cell office:value-type="string">
            <text:p>Mass</text:p>
          </table:table-cell>
          <table:table-cell table:style-name="Default" office:value-type="string">
            <text:p>Tau</text:p>
          </table:table-cell>
          <table:table-cell office:value-type="string">
            <text:p>Target time</text:p>
          </table:table-cell>
          <table:table-cell office:value-type="string">
            <text:p>Gamma</text:p>
          </table:table-cell>
          <table:table-cell office:value-type="string">
            <text:p>Beta</text:p>
          </table:table-cell>
          <table:table-cell office:value-type="string">
            <text:p>Distance</text:p>
          </table:table-cell>
          <table:table-cell office:value-type="string">
            <text:p>Distance allowed</text:p>
          </table:table-cell>
        </table:table-row>
        <table:table-row table:style-name="ro1">
          <table:table-cell office:value-type="string">
            <text:p>pi0</text:p>
          </table:table-cell>
          <table:table-cell office:value-type="float" office:value="0.1349766">
            <text:p>0.13</text:p>
          </table:table-cell>
          <table:table-cell office:value-type="float" office:value="8.4E-017">
            <text:p>8.40E-017</text:p>
          </table:table-cell>
          <table:table-cell office:value-type="float" office:value="12.5">
            <text:p>12.5</text:p>
          </table:table-cell>
          <table:table-cell table:formula="of:=[.D2]/[.C2]" office:value-type="float" office:value="1.48809523809524E+017">
            <text:p>1.49E+017</text:p>
          </table:table-cell>
          <table:table-cell table:formula="of:=SQRT(1-1/[.E2]/[.E2])" office:value-type="float" office:value="1">
            <text:p>1</text:p>
          </table:table-cell>
          <table:table-cell table:formula="of:=[.F2]*[.E2]*[.C2]*300000000" office:value-type="float" office:value="3750000000">
            <text:p>3750000000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K0S</text:p>
          </table:table-cell>
          <table:table-cell office:value-type="float" office:value="0.497614">
            <text:p>0.5</text:p>
          </table:table-cell>
          <table:table-cell office:value-type="float" office:value="0.00000000008958">
            <text:p>8.96E-011</text:p>
          </table:table-cell>
          <table:table-cell table:formula="of:=[.D$2]" office:value-type="float" office:value="12.5">
            <text:p>12.5</text:p>
          </table:table-cell>
          <table:table-cell table:formula="of:=[.D3]/[.C3]" office:value-type="float" office:value="139540075909.801">
            <text:p>139540075909.8</text:p>
          </table:table-cell>
          <table:table-cell table:formula="of:=SQRT(1-1/[.E3]/[.E3])" office:value-type="float" office:value="1">
            <text:p>1</text:p>
          </table:table-cell>
          <table:table-cell table:formula="of:=[.F3]*[.E3]*[.C3]*300000000" office:value-type="float" office:value="3750000000">
            <text:p>3750000000</text:p>
          </table:table-cell>
          <table:table-cell table:formula="of:=[.H$2]" office:value-type="float" office:value="1.4">
            <text:p>1.4</text:p>
          </table:table-cell>
        </table:table-row>
        <table:table-row table:style-name="ro2">
          <table:table-cell office:value-type="string">
            <text:p>Ds+</text:p>
          </table:table-cell>
          <table:table-cell office:value-type="float" office:value="1.968">
            <text:p>1.97</text:p>
          </table:table-cell>
          <table:table-cell office:value-type="float" office:value="0.000000000005">
            <text:p>5.00E-012</text:p>
          </table:table-cell>
          <table:table-cell table:formula="of:=[.D$2]" office:value-type="float" office:value="12.5">
            <text:p>12.5</text:p>
          </table:table-cell>
          <table:table-cell table:formula="of:=[.D4]/[.C4]" office:value-type="float" office:value="2500000000000">
            <text:p>2500000000000</text:p>
          </table:table-cell>
          <table:table-cell table:formula="of:=SQRT(1-1/[.E4]/[.E4])" office:value-type="float" office:value="1">
            <text:p>1</text:p>
          </table:table-cell>
          <table:table-cell table:formula="of:=[.F4]*[.E4]*[.C4]*300000000" office:value-type="float" office:value="3750000000">
            <text:p>3750000000</text:p>
          </table:table-cell>
          <table:table-cell table:formula="of:=[.H$2]" office:value-type="float" office:value="1.4">
            <text:p>1.4</text:p>
          </table:table-cell>
        </table:table-row>
        <table:table-row table:style-name="ro1">
          <table:table-cell office:value-type="string">
            <text:p>Xi0</text:p>
          </table:table-cell>
          <table:table-cell office:value-type="float" office:value="1.31486">
            <text:p>1.31</text:p>
          </table:table-cell>
          <table:table-cell office:value-type="float" office:value="0.00000000029">
            <text:p>2.90E-010</text:p>
          </table:table-cell>
          <table:table-cell table:formula="of:=[.D$2]" office:value-type="float" office:value="12.5">
            <text:p>12.5</text:p>
          </table:table-cell>
          <table:table-cell table:formula="of:=[.D5]/[.C5]" office:value-type="float" office:value="43103448275.8621">
            <text:p>43103448275.86</text:p>
          </table:table-cell>
          <table:table-cell table:formula="of:=SQRT(1-1/[.E5]/[.E5])" office:value-type="float" office:value="1">
            <text:p>1</text:p>
          </table:table-cell>
          <table:table-cell table:formula="of:=[.F5]*[.E5]*[.C5]*300000000" office:value-type="float" office:value="3750000000">
            <text:p>3750000000</text:p>
          </table:table-cell>
          <table:table-cell table:formula="of:=[.H$2]" office:value-type="float" office:value="1.4">
            <text:p>1.4</text:p>
          </table:table-cell>
        </table:table-row>
        <table:table-row table:style-name="ro1">
          <table:table-cell office:value-type="string">
            <text:p>pi0</text:p>
          </table:table-cell>
          <table:table-cell office:value-type="float" office:value="0.1349766">
            <text:p>0.13</text:p>
          </table:table-cell>
          <table:table-cell office:value-type="float" office:value="8.4E-017">
            <text:p>8.40E-017</text:p>
          </table:table-cell>
          <table:table-cell table:formula="of:=[.D$2]" office:value-type="float" office:value="12.5">
            <text:p>12.5</text:p>
          </table:table-cell>
          <table:table-cell table:formula="of:=[.D6]/[.C6]" office:value-type="float" office:value="1.48809523809524E+017">
            <text:p>1.49E+017</text:p>
          </table:table-cell>
          <table:table-cell table:formula="of:=SQRT(1-1/[.E6]/[.E6])" office:value-type="float" office:value="1">
            <text:p>1</text:p>
          </table:table-cell>
          <table:table-cell table:formula="of:=[.F6]*[.E6]*[.C6]*300000000" office:value-type="float" office:value="3750000000">
            <text:p>3750000000</text:p>
          </table:table-cell>
          <table:table-cell table:formula="of:=[.H$2]" office:value-type="float" office:value="1.4">
            <text:p>1.4</text:p>
          </table:table-cell>
        </table:table-row>
        <table:table-row table:style-name="ro1">
          <table:table-cell office:value-type="string">
            <text:p>pi0</text:p>
          </table:table-cell>
          <table:table-cell office:value-type="float" office:value="0.1349766">
            <text:p>0.13</text:p>
          </table:table-cell>
          <table:table-cell office:value-type="float" office:value="8.4E-017">
            <text:p>8.40E-017</text:p>
          </table:table-cell>
          <table:table-cell table:formula="of:=[.D$2]" office:value-type="float" office:value="12.5">
            <text:p>12.5</text:p>
          </table:table-cell>
          <table:table-cell table:formula="of:=[.D7]/[.C7]" office:value-type="float" office:value="1.48809523809524E+017">
            <text:p>1.49E+017</text:p>
          </table:table-cell>
          <table:table-cell table:formula="of:=SQRT(1-1/[.E7]/[.E7])" office:value-type="float" office:value="1">
            <text:p>1</text:p>
          </table:table-cell>
          <table:table-cell table:formula="of:=[.F7]*[.E7]*[.C7]*300000000" office:value-type="float" office:value="3750000000">
            <text:p>3750000000</text:p>
          </table:table-cell>
          <table:table-cell table:formula="of:=[.H$2]" office:value-type="float" office:value="1.4">
            <text:p>1.4</text:p>
          </table:table-cell>
        </table:table-row>
        <table:table-row table:style-name="ro1">
          <table:table-cell office:value-type="string">
            <text:p>pi0</text:p>
          </table:table-cell>
          <table:table-cell office:value-type="float" office:value="0.1349766">
            <text:p>0.13</text:p>
          </table:table-cell>
          <table:table-cell office:value-type="float" office:value="8.4E-017">
            <text:p>8.40E-017</text:p>
          </table:table-cell>
          <table:table-cell table:formula="of:=[.D$2]" office:value-type="float" office:value="12.5">
            <text:p>12.5</text:p>
          </table:table-cell>
          <table:table-cell table:formula="of:=[.D8]/[.C8]" office:value-type="float" office:value="1.48809523809524E+017">
            <text:p>1.49E+017</text:p>
          </table:table-cell>
          <table:table-cell table:formula="of:=SQRT(1-1/[.E8]/[.E8])" office:value-type="float" office:value="1">
            <text:p>1</text:p>
          </table:table-cell>
          <table:table-cell table:formula="of:=[.F8]*[.E8]*[.C8]*300000000" office:value-type="float" office:value="3750000000">
            <text:p>3750000000</text:p>
          </table:table-cell>
          <table:table-cell table:formula="of:=[.H$2]" office:value-type="float" office:value="1.4">
            <text:p>1.4</text:p>
          </table:table-cell>
        </table:table-row>
        <table:table-row table:style-name="ro1">
          <table:table-cell office:value-type="string">
            <text:p>pi0</text:p>
          </table:table-cell>
          <table:table-cell office:value-type="float" office:value="0.1349766">
            <text:p>0.13</text:p>
          </table:table-cell>
          <table:table-cell office:value-type="float" office:value="8.4E-017">
            <text:p>8.40E-017</text:p>
          </table:table-cell>
          <table:table-cell table:formula="of:=[.D$2]" office:value-type="float" office:value="12.5">
            <text:p>12.5</text:p>
          </table:table-cell>
          <table:table-cell table:formula="of:=[.D9]/[.C9]" office:value-type="float" office:value="1.48809523809524E+017">
            <text:p>1.49E+017</text:p>
          </table:table-cell>
          <table:table-cell table:formula="of:=SQRT(1-1/[.E9]/[.E9])" office:value-type="float" office:value="1">
            <text:p>1</text:p>
          </table:table-cell>
          <table:table-cell table:formula="of:=[.F9]*[.E9]*[.C9]*300000000" office:value-type="float" office:value="3750000000">
            <text:p>3750000000</text:p>
          </table:table-cell>
          <table:table-cell table:formula="of:=[.H$2]" office:value-type="float" office:value="1.4">
            <text:p>1.4</text:p>
          </table:table-cell>
        </table:table-row>
        <table:table-row table:style-name="ro1">
          <table:table-cell office:value-type="string">
            <text:p>pi0</text:p>
          </table:table-cell>
          <table:table-cell office:value-type="float" office:value="0.1349766">
            <text:p>0.13</text:p>
          </table:table-cell>
          <table:table-cell office:value-type="float" office:value="8.4E-017">
            <text:p>8.40E-017</text:p>
          </table:table-cell>
          <table:table-cell table:formula="of:=[.D$2]" office:value-type="float" office:value="12.5">
            <text:p>12.5</text:p>
          </table:table-cell>
          <table:table-cell table:formula="of:=[.D10]/[.C10]" office:value-type="float" office:value="1.48809523809524E+017">
            <text:p>1.49E+017</text:p>
          </table:table-cell>
          <table:table-cell table:formula="of:=SQRT(1-1/[.E10]/[.E10])" office:value-type="float" office:value="1">
            <text:p>1</text:p>
          </table:table-cell>
          <table:table-cell table:formula="of:=[.F10]*[.E10]*[.C10]*300000000" office:value-type="float" office:value="3750000000">
            <text:p>3750000000</text:p>
          </table:table-cell>
          <table:table-cell table:formula="of:=[.H$2]" office:value-type="float" office:value="1.4">
            <text:p>1.4</text:p>
          </table:table-cell>
        </table:table-row>
        <table:table-row table:style-name="ro1">
          <table:table-cell office:value-type="string">
            <text:p>pi0</text:p>
          </table:table-cell>
          <table:table-cell office:value-type="float" office:value="0.1349766">
            <text:p>0.13</text:p>
          </table:table-cell>
          <table:table-cell office:value-type="float" office:value="8.4E-017">
            <text:p>8.40E-017</text:p>
          </table:table-cell>
          <table:table-cell table:formula="of:=[.D$2]" office:value-type="float" office:value="12.5">
            <text:p>12.5</text:p>
          </table:table-cell>
          <table:table-cell table:formula="of:=[.D11]/[.C11]" office:value-type="float" office:value="1.48809523809524E+017">
            <text:p>1.49E+017</text:p>
          </table:table-cell>
          <table:table-cell table:formula="of:=SQRT(1-1/[.E11]/[.E11])" office:value-type="float" office:value="1">
            <text:p>1</text:p>
          </table:table-cell>
          <table:table-cell table:formula="of:=[.F11]*[.E11]*[.C11]*300000000" office:value-type="float" office:value="3750000000">
            <text:p>3750000000</text:p>
          </table:table-cell>
          <table:table-cell table:formula="of:=[.H$2]" office:value-type="float" office:value="1.4">
            <text:p>1.4</text:p>
          </table:table-cell>
        </table:table-row>
        <table:table-row table:style-name="ro1">
          <table:table-cell office:value-type="string">
            <text:p>pi0</text:p>
          </table:table-cell>
          <table:table-cell office:value-type="float" office:value="0.1349766">
            <text:p>0.13</text:p>
          </table:table-cell>
          <table:table-cell office:value-type="float" office:value="8.4E-017">
            <text:p>8.40E-017</text:p>
          </table:table-cell>
          <table:table-cell table:formula="of:=[.D$2]" office:value-type="float" office:value="12.5">
            <text:p>12.5</text:p>
          </table:table-cell>
          <table:table-cell table:formula="of:=[.D12]/[.C12]" office:value-type="float" office:value="1.48809523809524E+017">
            <text:p>1.49E+017</text:p>
          </table:table-cell>
          <table:table-cell table:formula="of:=SQRT(1-1/[.E12]/[.E12])" office:value-type="float" office:value="1">
            <text:p>1</text:p>
          </table:table-cell>
          <table:table-cell table:formula="of:=[.F12]*[.E12]*[.C12]*300000000" office:value-type="float" office:value="3750000000">
            <text:p>3750000000</text:p>
          </table:table-cell>
          <table:table-cell table:formula="of:=[.H$2]" office:value-type="float" office:value="1.4">
            <text:p>1.4</text:p>
          </table:table-cell>
        </table:table-row>
        <table:table-row table:style-name="ro1">
          <table:table-cell office:value-type="string">
            <text:p>pi0</text:p>
          </table:table-cell>
          <table:table-cell office:value-type="float" office:value="0.1349766">
            <text:p>0.13</text:p>
          </table:table-cell>
          <table:table-cell office:value-type="float" office:value="8.4E-017">
            <text:p>8.40E-017</text:p>
          </table:table-cell>
          <table:table-cell table:formula="of:=[.D$2]" office:value-type="float" office:value="12.5">
            <text:p>12.5</text:p>
          </table:table-cell>
          <table:table-cell table:formula="of:=[.D13]/[.C13]" office:value-type="float" office:value="1.48809523809524E+017">
            <text:p>1.49E+017</text:p>
          </table:table-cell>
          <table:table-cell table:formula="of:=SQRT(1-1/[.E13]/[.E13])" office:value-type="float" office:value="1">
            <text:p>1</text:p>
          </table:table-cell>
          <table:table-cell table:formula="of:=[.F13]*[.E13]*[.C13]*300000000" office:value-type="float" office:value="3750000000">
            <text:p>3750000000</text:p>
          </table:table-cell>
          <table:table-cell table:formula="of:=[.H$2]" office:value-type="float" office:value="1.4">
            <text:p>1.4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1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1">10/01/2010</text:date>, <text:time>13:5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Yi Chen</meta:initial-creator>
    <meta:creation-date>2010-10-01T12:10:55</meta:creation-date>
    <dc:date>2010-10-01T13:50:31</dc:date>
    <dc:creator>Yi Chen</dc:creator>
    <meta:editing-duration>PT00H23M15S</meta:editing-duration>
    <meta:editing-cycles>9</meta:editing-cycles>
    <meta:generator>OpenOffice.org/3.1$Unix OpenOffice.org_project/310m19$Build-9420</meta:generator>
    <meta:document-statistic meta:table-count="3" meta:cell-count="266" meta:object-count="0"/>
  </office:meta>
</office:document-meta>
</file>